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ollen" style:family="table">
      <style:table-properties style:width="6.7389in" fo:margin-left="-0.0208in" fo:margin-right="-0.025in" table:align="margins" style:writing-mode="lr-tb"/>
    </style:style>
    <style:style style:name="Rollen.A" style:family="table-column">
      <style:table-column-properties style:column-width="2.9757in" style:rel-column-width="28938*"/>
    </style:style>
    <style:style style:name="Rollen.B" style:family="table-column">
      <style:table-column-properties style:column-width="3.7632in" style:rel-column-width="36597*"/>
    </style:style>
    <style:style style:name="Rollen.1" style:family="table-row">
      <style:table-row-properties style:min-row-height="0.2097in" style:keep-together="true" fo:keep-together="auto"/>
    </style:style>
    <style:style style:name="Rollen.A1" style:family="table-cell">
      <style:table-cell-properties style:vertical-align="" fo:padding-left="0.0208in" fo:padding-right="0.0208in" fo:padding-top="0in" fo:padding-bottom="0in" fo:border="none"/>
    </style:style>
    <style:style style:name="Rollen.B1" style:family="table-cell">
      <style:table-cell-properties style:vertical-align="bottom" fo:padding-left="0.0208in" fo:padding-right="0.0208in" fo:padding-top="0in" fo:padding-bottom="0in" fo:border="none"/>
    </style:style>
    <style:style style:name="Rollen.2" style:family="table-row">
      <style:table-row-properties style:min-row-height="0.2118in"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8pt" style:font-size-asian="48pt" style:font-size-complex="48pt"/>
    </style:style>
    <style:style style:name="P3" style:family="paragraph" style:parent-style-name="Standard">
      <style:paragraph-properties>
        <style:tab-stops>
          <style:tab-stop style:position="3.2209in"/>
        </style:tab-stops>
      </style:paragraph-properties>
    </style:style>
    <style:style style:name="P4" style:family="paragraph" style:parent-style-name="Standard">
      <style:paragraph-properties fo:text-align="start" style:justify-single-word="false" style:text-autospace="none"/>
    </style:style>
    <style:style style:name="P5" style:family="paragraph" style:parent-style-name="Standard">
      <style:paragraph-properties fo:break-before="page"/>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font-style="normal" style:font-style-asian="normal" style:font-style-complex="normal"/>
    </style:style>
    <style:style style:name="P8" style:family="paragraph" style:parent-style-name="Text_20_body">
      <style:paragraph-properties fo:text-align="justify" style:justify-single-word="false"/>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Standard">
      <style:paragraph-properties fo:break-before="pag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ff6600"/>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INS ZWEI DREI</text:p>
      <text:p text:style-name="P1">Drehbuch von Billy Wilder und I.A.L. Diamond (I.A.L. = Interscholastic Algebra League)</text:p>
      <text:p text:style-name="P1">Adaption für das Theater von Prof. Jirka Dell'Oro-Friedl</text:p>
      <text:p text:style-name="P3"><text:tab/><text:tab/></text:p>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9">Inhaltsverzeichnis</text:p>
          </text:index-title>
          <text:p text:style-name="P10"><text:s/>0.Prolog<text:tab/>5</text:p>
          <text:p text:style-name="P10"><text:s/>1.Büro 1: Schlemmer<text:tab/>9</text:p>
          <text:p text:style-name="P10"><text:s/>2.Büro 2: Ingeborg<text:tab/>11</text:p>
          <text:p text:style-name="P10"><text:s/>3.Büro 3: Kommission<text:tab/>13</text:p>
          <text:p text:style-name="P10"><text:s/>4.Büro 4: Hazeltine<text:tab/>16</text:p>
        </text:index-body>
      </text:table-of-content>
      <text:p text:style-name="Standard"/>
      <text:p text:style-name="P5">Rollen:</text:p>
      <text:p text:style-name="P3"/>
      <table:table table:name="Rollen" table:style-name="Rollen">
        <table:table-column table:style-name="Rollen.A"/>
        <table:table-column table:style-name="Rollen.B"/>
        <table:table-row table:style-name="Rollen.1">
          <table:table-cell table:style-name="Rollen.A1" office:value-type="string">
            <text:p text:style-name="P4">C. R. MacNAMARA </text:p>
          </table:table-cell>
          <table:table-cell table:style-name="Rollen.B1" office:value-type="string">
            <text:p text:style-name="P4">Der Leiter der Vertretung und Abfüllfabrik von Coca-Cola in Deutschland mit Sitz in Berlin. Er will lieber nach London und das ganze Europageschäft leiten. Hierfür möchte er seinen Vorgesetzten in Atlanta mit seiner Leistung zu beeindrucken. </text:p>
          </table:table-cell>
        </table:table-row>
        <table:table-row table:style-name="Rollen.2">
          <table:table-cell table:style-name="Rollen.A1" office:value-type="string">
            <text:p text:style-name="P4">OTTO LUDWIG PIFFL</text:p>
          </table:table-cell>
          <table:table-cell table:style-name="Rollen.B1" office:value-type="string">
            <text:p text:style-name="P4">Ein junger Kommunist voller Ideale, der den Kaptitalismus verachtet und selbst in Askese lebt. Ein linker Revoluzzer.</text:p>
          </table:table-cell>
        </table:table-row>
        <table:table-row table:style-name="Rollen.2">
          <table:table-cell table:style-name="Rollen.A1" office:value-type="string">
            <text:p text:style-name="P4">SCARLETT HAZELTINE</text:p>
          </table:table-cell>
          <table:table-cell table:style-name="Rollen.B1" office:value-type="string">
            <text:p text:style-name="P4">Eine junge Amerikanerin, auf Luxus und Äußerlichkeit aus. Mäßig gebildet und interessiert, außer an Männern und der Liebe.</text:p>
          </table:table-cell>
        </table:table-row>
        <table:table-row table:style-name="Rollen.2">
          <table:table-cell table:style-name="Rollen.A1" office:value-type="string">
            <text:p text:style-name="P4">PHYLLIS MacNAMARA</text:p>
          </table:table-cell>
          <table:table-cell table:style-name="Rollen.B1" office:value-type="string">
            <text:p text:style-name="P4">MacNamaras Frau, eine gebildete Dame, die ihren Gatten völlig durchschaut und auch von seinen Affären weiß.</text:p>
          </table:table-cell>
        </table:table-row>
        <table:table-row table:style-name="Rollen.2">
          <table:table-cell table:style-name="Rollen.A1" office:value-type="string">
            <text:p text:style-name="P4">SCHLEMMER</text:p>
          </table:table-cell>
          <table:table-cell table:style-name="Rollen.B1" office:value-type="string">
            <text:p text:style-name="P4">Der gewissenhafte und sehr obrigkeitshörige Sekretär MacNamaras. Ein Nazi-Mitläufer und nun angepasster Amerikafreund. </text:p>
          </table:table-cell>
        </table:table-row>
        <table:table-row table:style-name="Rollen.2">
          <table:table-cell table:style-name="Rollen.A1" office:value-type="string">
            <text:p text:style-name="P4">INGEBORG </text:p>
          </table:table-cell>
          <table:table-cell table:style-name="Rollen.B1" office:value-type="string">
            <text:p text:style-name="P4">MacNamaras Stenografin und Affäre. Hübsch, durchtrieben und konsumorientiert. Lässt sich von MacNamara aushalten.</text:p>
          </table:table-cell>
        </table:table-row>
        <table:table-row table:style-name="Rollen.2">
          <table:table-cell table:style-name="Rollen.A1" office:value-type="string">
            <text:p text:style-name="P4">WENDELL P. HAZELTINE</text:p>
          </table:table-cell>
          <table:table-cell table:style-name="Rollen.B1" office:value-type="string">
            <text:p text:style-name="P4">MacNamaras Chef in der Coca-Cola-Zentrale in Atlanta, Giorgia, und Vater von Scarlett. Gutmütiger aber strikter Geschäftsmann mit evangelikalen Werten.</text:p>
          </table:table-cell>
        </table:table-row>
        <table:table-row table:style-name="Rollen.2">
          <table:table-cell table:style-name="Rollen.A1" office:value-type="string">
            <text:p text:style-name="P4">FRAU HAZELTINE</text:p>
          </table:table-cell>
          <table:table-cell table:style-name="Rollen.B1" office:value-type="string">
            <text:p text:style-name="P4">Wendells Frau und Mutter von Scarlett. Besorgt um ihre Tochter und deren Lebenswandel, envangelikal und reich ausgestattet mit Luxusgütern.</text:p>
          </table:table-cell>
        </table:table-row>
        <table:table-row table:style-name="Rollen.2">
          <table:table-cell table:style-name="Rollen.A1" office:value-type="string">
            <text:p text:style-name="P4">PERIPETCHIKOFF</text:p>
          </table:table-cell>
          <table:table-cell table:style-name="Rollen.B1" office:value-type="string">
            <text:p text:style-name="P4">Einer von drei russischen Agenten, die hinter dem Coca-Cola-Rezept her sind.</text:p>
          </table:table-cell>
        </table:table-row>
        <table:table-row table:style-name="Rollen.2">
          <table:table-cell table:style-name="Rollen.A1" office:value-type="string">
            <text:p text:style-name="P4">BORODENKO</text:p>
          </table:table-cell>
          <table:table-cell table:style-name="Rollen.B1" office:value-type="string">
            <text:p text:style-name="P4">Ein zweiter der Agenten, kennt sich mit russischer Technik aus.</text:p>
          </table:table-cell>
        </table:table-row>
        <table:table-row table:style-name="Rollen.2">
          <table:table-cell table:style-name="Rollen.A1" office:value-type="string">
            <text:p text:style-name="P4">MISHKIN</text:p>
          </table:table-cell>
          <table:table-cell table:style-name="Rollen.B1" office:value-type="string">
            <text:p text:style-name="P4">Der dritte der Agenten, der die anderen beiden beobachtet.</text:p>
          </table:table-cell>
        </table:table-row>
        <table:table-row table:style-name="Rollen.2">
          <table:table-cell table:style-name="Rollen.A1" office:value-type="string">
            <text:p text:style-name="P4">FRITZ</text:p>
          </table:table-cell>
          <table:table-cell table:style-name="Rollen.B1" office:value-type="string">
            <text:p text:style-name="P4">MacNamaras Fahrer, extrem zuvorkommend und korrekt.</text:p>
          </table:table-cell>
        </table:table-row>
        <table:table-row table:style-name="Rollen.2">
          <table:table-cell table:style-name="Rollen.A1" office:value-type="string">
            <text:p text:style-name="P4">GRAF von DROSTE-SCHATTENBURG</text:p>
          </table:table-cell>
          <table:table-cell table:style-name="Rollen.B1" office:value-type="string">
            <text:p text:style-name="P4">Ein Mann von Adel, mit äußerst guten Manieren, feiner Garderobe und voller Stolz, aber völlig verarmt. Arbeitet als Klomann in einem Edelhotel.</text:p>
          </table:table-cell>
        </table:table-row>
        <table:table-row table:style-name="Rollen.2">
          <table:table-cell table:style-name="Rollen.A1" office:value-type="string">
            <text:p text:style-name="P4">DR. BAUER</text:p>
          </table:table-cell>
          <table:table-cell table:style-name="Rollen.B1" office:value-type="string">
            <text:p text:style-name="P4">Arzt und Wagner-Fan.</text:p>
          </table:table-cell>
        </table:table-row>
        <table:table-row table:style-name="Rollen.2">
          <table:table-cell table:style-name="Rollen.A1" office:value-type="string">
            <text:p text:style-name="P4">JOURNALIST</text:p>
          </table:table-cell>
          <table:table-cell table:style-name="Rollen.B1" office:value-type="string">
            <text:p text:style-name="P4">Kriegsgewinnler. War Obersturmbannführer der SS und konnte dies bislang verheimlichen. </text:p>
          </table:table-cell>
        </table:table-row>
      </table:table>
      <text:p text:style-name="P3"/>
      <text:p text:style-name="Standard">Weitere Rollen:</text:p>
      <text:p text:style-name="Standard">PIERRE, FRANCOIS, JACQUE – Flight Crew<text:line-break/>ZEIDLITZ, TOMMY MacNAMARA, CINDY MacNAMARA</text:p>
      <text:p text:style-name="Standard">BERTH,MP SERGEANT, MP CORPORAL,</text:p>
      <text:p text:style-name="Standard">OSTDEUTSCHE POLIZEI-UNTEROFFIZIER, OSTDEUTSCHER VERHÖRER, ZWEITER VERHÖRER</text:p>
      <text:p text:style-name="Standard">ZWEITER POLIZIST, THIRD. POLIZEI</text:p>
      <text:p text:style-name="Standard">JUWELIER, BARBER, MANIKÜRE, GEPÄCK Mann, KELLNER, MALER, BLUMENMANN</text:p>
      <text:p text:style-name="P5"/>
      <text:p text:style-name="Standard"/>
      <text:p text:style-name="Standard"><draw:frame draw:style-name="fr1" draw:name="Szenen" text:anchor-type="paragraph" svg:x="0.0047in" svg:y="0in" svg:width="5.4654in" svg:height="6.0374in" draw:z-index="0"><draw:object xlink:href="./Object 1" xlink:type="simple" xlink:show="embed" xlink:actuate="onLoad"/><draw:image xlink:href="./ObjectReplacements/Object 1" xlink:type="simple" xlink:show="embed" xlink:actuate="onLoad"/></draw:frame></text:p>
      <text:h text:style-name="P11" text:outline-level="1" text:restart-numbering="true" text:start-value="-1">Prolog</text:h>
      <text:p text:style-name="Text_20_body">[MC kommt auf die Bühne, um das Publikum etwas zu unterhalten, weil sich die Vorstellung verzögert. Erklärt dies den Zuschauern und überlegt, was man jetzt so anstellen könnte um sich die Zeit zu vertreibern. Entdeckt den Stapel Zeitungen auf dem Schreibtisch. Nimmt die oberste, schlägt sie auf und hält sie so, dass die Zuschauer übergroß auf der Rückseite eine Werbung für den Mini sehen können]</text:p>
      <text:p text:style-name="Text_20_body">MC: Ach... ist der süß... [hält das Bild zum Publikum] ... kennt ihr den? Bringen die Briten gerade auf den Markt. So ein winziges Auto... Der wird zum Renner und bestimmt 40 Jahre verkauft.</text:p>
      <text:p text:style-name="Text_20_body">[Dreht die Zeitung um sich selbst den Mini anzuschauen. Die Zuschauer sehen die Frontseite “Berliner Zeitung 1959”]</text:p>
      <text:p text:style-name="Text_20_body">Erinnert mich ein bisschen an unseren “Kraft durch Freude”-Wagen... wobei der eher aussieht wie ein Insekt, wie so ein Käfer. Das hier ist ja ein richtiges Auto, nur halt klein... Okay, ich schau mal, ob ich was interessantes hier entdecke.</text:p>
      <text:p text:style-name="Text_20_body">[Dreht die Zeitung wieder und schlägt sie auf]<text:line-break/>Aaalso.. Berliner Zeitung von... ja, heute, 1959. Was ist denn so los in der Welt? </text:p>
      <text:p text:style-name="P6">2,9 Milliarden Menschen leben auf dem Planeten.<text:line-break/><text:span text:style-name="T1">Wir wären schon weit über 3 Milliarden, hätten wir nicht so viel Kriege gehabt in den letzten 45 Jahren. Sogar zwei Weltkriege! </text:span></text:p>
      <text:p text:style-name="P6"><text:span text:style-name="T1">Was gibt es so im Bereich Kultur? Ah... hier: <text:line-break/></text:span>Billy Wilders Komödie "Manche mögen's heiß" hat Premiere. In den USA wird die erste Folge der Fernsehserie Bonanza ausgestrahlt. Mattel stellt die erste Barbie-Puppe vor! <text:line-break/><text:span text:style-name="T1">Ja! Das ist doch schön. Mit Amerika als Leitkultur des Westens kann nichts schiefgehen...</text:span></text:p>
      <text:p text:style-name="P6">Der Geochemiker Charles Keeling misst seit letztem Jahr auf einem hawaiianischen Vulkan den Kohlendioxid-Gehalt der Atmosphäre. Dabei fällt ihm eine stetige Zunahme auf und er stützt damit eine Theorie von 1895, demnach es durch die Nutzung fossiler Energieträger aufgrund der Industrialisierung zu einem Temperaturanstieg der Erdatmosphäre kommen könne. <text:line-break/><text:span text:style-name="T1">So ein Quatsch. 1895! Das hätte man doch längst gemerkt...!</text:span></text:p>
      <text:p text:style-name="P6"><text:span text:style-name="T1">Apropos Hawaii: <text:line-break/></text:span>Hawaii <text:s/>und Alaska werden der 49. und 50. Bundesstaat der USA.</text:p>
      <text:p text:style-name="P7">[Geht mit der Zeitung zu der großen Weltkarte und sucht Alaska und Hawaii]<text:line-break/>Jetzt muss ich doch mal schauen, wo genau das ist... ah, hier Alaska... da Hawaii. Könnt ihr das sehen?<text:line-break/>[geht zum Schreibtisch, legt die Zeitung aufgeschlagen hin, holt den Teleskop-Zeigestab, geht wieder zur Karte und zeigt die Orte]<text:line-break/>Und da hockt einer auf <text:s/>'nem Vulkan und misst Kohlendioxid...pffft..</text:p>
      <text:p text:style-name="P7">[wechselt jetzt zwischen Schreibtisch, wo er sich über die Zeitung beugt und liest, und Karte]</text:p>
      <text:p text:style-name="Text_20_body"><text:span text:style-name="T1">Politik:</text:span><text:span text:style-name="T2"> In den USA wird die American Nazi Party gegründet, die sich offen auf die NSDAP, Hitler und das Hakenkreuz bezieht.</text:span> <text:line-break/>Spannend. Bei uns haben sie vor 10 Jahren noch entnazifiziert, bei sich zu Hause nazifizieren sie jetzt. Aber, naja, auch hier haben sie nur die prominenten Nazis gehängt... all die kleinen Mitläufer, die die Schweinereien überhaupt möglich gemacht haben, lassen sie weiter mitlaufen...</text:p>
      <text:p text:style-name="Text_20_body"><text:span text:style-name="T2">US-Vizepräsident Nixon reist in die Sowjetunion, Kreml-Chef Chruschtschow besucht die USA. <text:line-break/></text:span>Ich dachte, wir sind im kalten Krieg? Und der spitzt sich immer weiter zu?</text:p>
      <text:p text:style-name="Text_20_body">Achso, hier, ja so passt's: <text:line-break/>[schaut jetzt weniger in die Zeitung, als dass er die Orte auf der Karte zeigt und frei “liest”]<text:line-break/><text:soft-page-break/><text:span text:style-name="T2">Die USA entscheiden, nukleare Mittelstreckenraketen England, in Apulien und in der Türkei aufzustellen. Jetzt ist selbst ein nuklearer Erstschlag nicht ausgeschlossen, der jede Vergeltung unmöglich macht.</text:span> <text:line-break/>Tja, jetzt bin ich gespannt, was die Sowjets dagegen machen wollen...!</text:p>
      <text:p text:style-name="Text_20_body"><text:span text:style-name="T2">Che Guevaras Revolution ist erfolgreich und Fidel Castro übernimmt die Macht in Kuba. </text:span><text:line-break/>Der wird sie ein halbes Jahrhundert nicht mehr abgeben.... Und der ist ja Kommunist! Da können doch die Sowjets bestimmt ihre Raketen in Kuba aufstellen!? Das werden die in drei Jahren auch angehen und die Welt wird haarscharf am nuklearen Holocaust vorbeischrammen.</text:p>
      <text:p text:style-name="Text_20_body">Mit denen ist nicht zu Spaßen. Technologisch sind die weit vorne dran. Hier...:<text:line-break/><text:span text:style-name="T2">Die sowjetische Raumsonde Lunik 3 fotografiert zum ersten mal die Rückseite des Mondes.</text:span><text:span text:style-name="T1"> <text:line-break/>Erst</text:span><text:span text:style-name="T2"> v</text:span><text:span text:style-name="T1">or zwei Jahren hatten sie schon die USA geschockt, indem sie den ersten Satelliten, den Sputnik, ins All schossen und das Zeitalter der Weltraumfahrt einläuteten. Es wird noch eine Dekade dauern, bis die </text:span>USA auf- und überholen und die ersten Menschen auf den Mond bringen.</text:p>
      <text:p text:style-name="Text_20_body">So, es gibt aber doch nicht nur Ost- und West. Was haben wir hier? <text:line-break/><text:span text:style-name="T2">Mao Zedong, Gründer und langjähriger Machthaber der VR China, annektiert Tibet.</text:span><text:span text:style-name="T1"><text:line-break/>Ja, der Mao ist cool. Der macht sein eigenes Ding, der schafft das. </text:span></text:p>
      <text:p text:style-name="Text_20_body"><text:span text:style-name="T1">Ah... hier steht noch was:<text:line-break/></text:span><text:span text:style-name="T2">Die “Große Chinesische Hungersnot” beginnt. Eigentlich sollte es der “Große Sprung nach vorn” werden, so hatte Mao das angekündigt, um China weniger abhängig von der Sowietunion zu machen, den Rückstand zu den westlichen Industrienationen aufzuholen und die Übergangsperiode in den Kommunismus zu verkürzen. <text:line-break/></text:span><text:span text:style-name="T1">Das hat dann nicht so richtig geklappt. Es werden in den nächsten drei Jahren dort 35 Millionen Menschen verhungern (+/- 20 Millionen, so genau wird nicht hingeschaut).</text:span></text:p>
      <text:p text:style-name="P7">Oh, man. Jetzt kann man sich fragen, warum so viel Mist passiert. Also beim Mao ist es ja so, dass vor 40 Jahren eine ehemals deutsche Kolonnie in China an Japan abgetreten wurde. Nachdem wir Deutschen den ersten Weltkrieg zu verantworten hatten, wurde dies im Versailler Friedensvertrag von 1919 so festgehalten. Das fand Mao doof, deswegen hat er sich dem Bolschewismus verschrieben, die ersten Untergrundzellen und schließlich die Kommunistische Partei Chinas mit gegründet. Die Japaner aber fanden das nicht doof, haben noch mehr Appetit bekommen und sich weiter nach China ausgedehnt. Und der Völkerbund, der ebenfalls vor 40 Jahren gegründet wurde, und die Aufgabe hatte, den Weltfrieden zu sichern, internationale Konflikte zu schlichten, und Abrüstung zu erwirken, hat... dabei zugeschaut. Der Völkerbund war eine super Idee, fusste ja auch auf der Schrift des deutschen Philosophen Immanuel Kant, die er schon 1795 verfasst hat, also 100 Jahre vor dieser absurden Kimatheorie. Wobei vielleicht schon der Titel “Zum ewigen Frieden” nicht so geschickt gewählt war. Den Völkerbund hätte man übrigens schon 20 Jahre vorher aufgleisen können, aber die Deutschen haben gebremst. Sonst hätte das mit dem ersten Weltkrieg von vorneherein schon nicht geklappt.</text:p>
      <text:p text:style-name="P7">Jedenfalls hat dieser Völkerbund nix gegen Japan gemacht, und das wiederum hat den “Führer” in Deutschland belustigt. Der Verließ daraufhin die Genfer Abrüstungskonferenzen und den Völkerbund und wusste, dass er lustig aufrüsten darf. Die Japaner waren auch bestärkt und starteten 1937 ihren richtigen Krieg gegen China, Deutschland - zwei Jahre später - den gegen den Rest der Welt. Aber der Mao, der war schon schlau, der ließ nämlich bei der Verteidigung Chinas den Nationalisten den Vortritt. Und als Deutschland und Japan, mittlerweile Verbündete, den zweiten Weltkrieg verloren, waren dann gar nicht mehr so viele Nationalisten übrig, als das Maos Kommunisten die nicht auch noch umbringen konnten. Und so setzte er dann zum “Großen Sprung” ansetzen...</text:p>
      <text:p text:style-name="P7">Irgendwie habe ich das Gefühl, dass die Deutschen immer die Finger mit im Spiel haben, aber nie zu ihren Gunsten... und auch niemals zu irgendjemandes Gunsten.</text:p>
      <text:p text:style-name="P7"/>
      <text:p text:style-name="Text_20_body"><text:soft-page-break/><text:span text:style-name="T1">Gut, schauen wir doch mal nach Deutsch</text:span>land... [blättert um] ah, hier, ja klar, hätte man sich schon denken können: Ist gespalten! Schon seit 10 Jahren. Die Sowjets haben nach dem Krieg den von ihnen besetzten Ostteil in die DDR verwandelt, die Westmächte den anderen in die BRD.</text:p>
      <text:p text:style-name="Text_20_body">Was steht denn da noch so...: <text:line-break/><text:span text:style-name="T2">Verteidigungsminister Franz Josef Strauß erhält Lieferung von 300 US-Jagdflugzeugen des Typs <text:s/>F104G, Spitzname “Starfighter”.</text:span> <text:line-break/>Auch wieder so eine Sternstunde... bis auf 40 werden alle abstürzen und der neue Spitzname wird “Witwenmacher”.</text:p>
      <text:p text:style-name="Text_20_body"><text:span text:style-name="T2">Sport: Eintracht Frankfurt wird deutscher Meister.</text:span> <text:line-break/>Das passiert so schnell nicht wieder...</text:p>
      <text:p text:style-name="Text_20_body"/>
      <text:p text:style-name="Text_20_body">[Blättert wieder um]<text:line-break/>Lokalnachrichten. Hier ist sicher einiges passiert. Berlin liegt noch immer in Schutt und Asche und die Besatzungsmächte stehen sich in der Stadt gegenüber. Ein wahres Pulverfass...</text:p>
      <text:p text:style-name="Text_20_body"><text:span text:style-name="T2">Willy Brandt erneut zum Regierenden Bürgermeister gewählt</text:span><text:line-break/>Ach der, der heißt doch eigentlich Herbert Frahm. Willy Brandt ist nur ein Deckname, weil er gegen die Nazis im Untergrund aktiv war. Der ist krass, der Typ, in zehn Jahren wird er Bundeskanzler und dann fällt er, der ja selbst im Widerstandt war, in Warschau auf die Knie, um in unser aller Namen um Vergebung für die deutschen Verbrechen zu erbitten. Ganz integrer Mann.</text:p>
      <text:p text:style-name="Standard">Hier ist noch so jemand:</text:p>
      <text:p text:style-name="Text_20_body"><text:span text:style-name="T2">Der Ostberliner Fernsehfunk strahlt zum erstenmal das »Sandmännchen« aus!</text:span><text:line-break/>Der wird richtig Karriere machen, der bleibt.</text:p>
      <text:p text:style-name="Text_20_body">In Berlin werden mit 37,8°C im Schatten der heißeste Tag seit 1830 und die höchsten Niederschlagsmengen seit über 100 Jahren registriert.<text:line-break/>[Schaut erstaunt zur Karte, geht wieder hin und schaut nochmal nach Hawaii, wird nachdenklich]<text:line-break/>... ach, egal.</text:p>
      <text:p text:style-name="Text_20_body">[Geht wieder zur Zeitung]<text:line-break/><text:span text:style-name="T2">Die Deutsche Demokratisch Republik erhält eine neue Landesflagge: Schwarz-Rot-Gold, darauf das Staatswappen mit Ährenkranz, Hammer und Sichel.</text:span><text:line-break/>Jetzt gibt es also zwei deutsche Flaggen... die hängen sie jetzt überall auf. In Ostberlin klebt man das Saatswappen auf die Züge der Reichsbahn und in Westberlin hängen sie die Flagge der Bundesrepublik auf den Reichstag. Die Teilung der Stadt geht immer weiter, der sogenannte eiserne Vorhang immer dichter. Noch kann man sich zwischen den westlichen Sektoren und dem sowjetischen recht frei bewegen, richtig schön mitten durchs Brandenburger Tor, da gab es nur ein paar Kontrollen. Aber schon bald, in zwei Jahren, stehen sich mitten in Berlin wieder Panzer gegenüber und es wird eine Mauer gebaut. Ganz Westberlin wird eingemauert. [Zeigt auf der Karte] Weil diese halbe Stadt mitten im Gebiet der DDR liegt und so viele sozialistische Genossen rübermachen. Aber in genau 30 Jahren wird die Mauer von den Bürgern der DDR wieder eingerissen, immerhin!</text:p>
      <text:p text:style-name="Text_20_body">Gibt's nicht noch etwas Erfreuliches? Hier, Sport:<text:line-break/><text:span text:style-name="T2">»Bubi« Scholz verteidigt dreimal seinen Titel als Box-Europameister im Mittelgewicht!</text:span><text:line-break/>Also, wir sind wieder wer! Wenigstens im Faustkampf sind wir die Spitze in Europa! Nur schade, dass Bubi in 35 Jahren seine Frau erschießt...<text:line-break/>Aber da gibt's doch noch den anderen... wie heißt der?... äh, Max..., ja, Max Schmeling. Der war sogar Weltmeister im Schwergewicht. Was macht der eigentlich heute? Genau, der ist vor zwei Jahren bei Coca-Cola eingestiegen und leitet jetzt einen Abfüllbetrieb in Hamburg. Das macht er, bis er fast 100 wird. <text:s/></text:p>
      <text:p text:style-name="P8">Und da sind wir endlich beim eigentlichen Thema des Abends: <text:span text:style-name="T3">Coca-Cola!</text:span></text:p>
      <text:p text:style-name="Text_20_body"><text:soft-page-break/>Denn trotz aller Kriege und Spaltungen: Eines eint uns alle auf der Welt, der Durst! Der Durst nach Coca-Cola! </text:p>
      <text:p text:style-name="Text_20_body">Coca-Cola wurde 1886 in Atlanta, Giorgia, erfunden. Wichtige Zutaten: Kokablatt und Kolanuss... geil: Kokain und Koffein!! Eigentlich sollte es ein Arzneimittel gegen Müdigkeit, Kopfschmerzen, Depressionen, Impotenz und Frigidität werden. Aber Coca-Cola konnte noch mehr: schon 5 Jahre später waren 13 Todesfälle bekannt. 1914 wurde der Zusatz von Kokain verboten. Damit wurde anderes wichtig für den Erfolg: extreme Werbung, gekühlte Getränkeautomaten, ein streng geheim gehaltene Rezeptur, und ein weltweites Netz von Abfüllbetrieben, überall. Sogar in China, da stand sogar das größte Abfüllwerk außerhalb der USA. Vor 10 Jahren aber hat Mao das Colatrinken dort verboten.</text:p>
      <text:p text:style-name="Text_20_body">Und hier in Deutschland? Da gibt es auch viele Abfüllbetriebe, nicht nur Max Schmelings. Und die Zentrale in Deutschland ist hier. Also nicht nur hier in Berlin, sondern genau hier. Ich stehe hier gerade im Büro von C.R.MacNamara, dem Direktor der Deutschlandzentrale. Und der müsste hoffentlich gleich kommen. Übrigens..: ihr gehört auch alle dazu. Also ihr arbeitet nicht unten in der Abfüllung, ihr seid eher auf Sachbearbeiterebene. Deswegen müsst ihr auch gleich ein wenig mitmachen. Keine Sorge, ist nicht kompliziert. Alles was ihr tun müsst, ist aufstehen, wenn diese Person hier vorne aufsteht und euch wieder hinsetzen, wenn sie sich hinsetzt.<text:line-break/>[Zeigt auf eine Person, die eingeweiht ist und zu bestimmten Zeitpunkten im Stück aufsteht, wenn MacNamara durch den Zuschauerraum geht]</text:p>
      <text:p text:style-name="Text_20_body">Können wir das mal kurz probieren, damit das gleich auch richtig klappt?</text:p>
      <text:p text:style-name="Text_20_body">[Person steht auf und setzt sich hin, Publikum macht hoffentlich mit]</text:p>
      <text:p text:style-name="Text_20_body">Es passiert nur drei oder vier mal, sollte also nicht allzu sehr auf die Oberschenkel gehen. Ich wünsche euch nun viel Spaß bei Eins, Zwei, Drei!</text:p>
      <text:p text:style-name="Text_20_body">[MC ab]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Büro 1: Schlemmer</text:h>
      <text:p text:style-name="Text_20_body">[Fritz öffnet die Tür, die Fahrermütze in der Hand, steht stramm. MacNamara, mit Aktentasche, Hut und gefaltetem Schirm, geht an ihm vorbei. MacNamara spricht mit amerikanischem Akzent.]</text:p>
      <text:p text:style-name="Text_20_body">MacNAMARA: Danke schon, Fritz!</text:p>
      <text:p text:style-name="Text_20_body">[die Beiden gehen flotten Schrittes durch den Zuschauerraum in Richtung Bühne. Fritz überholt MacNamara um ihm die nächste (unsichtbare) Tür zu öffnen. Bevor MacNamara hindurch geht, erhebt sich die Person vorne und hoffentlich damit alle Zuschauer. MacNamara hält inne, dreht sich um]</text:p>
      <text:p text:style-name="Text_20_body">MacNAMARA: Sitzen machen!!</text:p>
      <text:p text:style-name="Text_20_body">[alle setzen sich wieder. MacNamara setzt seinen Weg fort]</text:p>
      <text:p text:style-name="Text_20_body">MacNAMARA: Danke schon!</text:p>
      <text:p text:style-name="Text_20_body">[Fritz sprinted an ihm vorbei auf den Rand der Bühne und hält eine weitere Tür auf. MacNamara geht wieder an ihm vorbei]</text:p>
      <text:p text:style-name="Text_20_body">MacNAMARA [etwas genervt]: Danke schon, Fritz! Sie können sich wieder um den Wagen kummern.</text:p>
      <text:p text:style-name="Text_20_body">[Fritz ab. MacNamara geht zum Schreibtisch, wirft Hut, Schirm und Aktentasche darauf, nimmt sich eine Zeitung und setzt sich auf die Couch]</text:p>
      <text:p text:style-name="Text_20_body">MacNAMARA: Schlemmer!</text:p>
      <text:p text:style-name="Text_20_body">[Schlemmer kommt herbeigelaufen und schlägt mit den Hacken]</text:p>
      <text:p text:style-name="Text_20_body">SCHLEMMER: Guten Morgen, Mr. MacNamara.</text:p>
      <text:p text:style-name="Text_20_body">Schlemmer, wie oft habe ich Ihnen gesagt...? Ich will nicht, dass diese Leute stehen<text:line-break/>jedes Mal stramm, wenn ich in die Büro gehe.</text:p>
      <text:p text:style-name="Text_20_body">SCHLEMMER: Ich weiß. Ich habe strenge Anweisungen gegeben.</text:p>
      <text:p text:style-name="Text_20_body">MacNAMARA: Kriegen sie das nicht in ihre preußischen Schädel? Sie leben in einer Demokratie<text:line-break/>jetzt.</text:p>
      <text:p text:style-name="Text_20_body">SCHLEMMER: Das ist ja das Problem. Früher, wenn ich ihnen befahl, sich zu setzen, haben sie sich gesetzt. Nun, in einer Demokratie, tun sie, was sie wollen. Und was sie wollen, ist Strammstehen.</text:p>
      <text:p text:style-name="Text_20_body">MacNAMARA: Weiter. Gibt es schon Neuigkeiten vom Buro des Burgermeisters?</text:p>
      <text:p text:style-name="Text_20_body">SCHLEMMER: Ja, Sir. Negativ! [Schlägt mit den Hacken]. Sie werden es uns absolut nicht gestatten, einen Coca-Cola-Automaten im Reichstag aufzustellen.</text:p>
      <text:p text:style-name="Text_20_body">MacNAMARA: Manchmal frage ich mich, wer den Krieg gewonnen hat …<text:line-break/>Weiter. Haben Sie die Flugtickets abgeholt für meine Frau und meine Kinder?</text:p>
      <text:p text:style-name="Text_20_body">SCHLEMMER: Ja, Sir. Positiv! [Schlägt mit den Hacken und holt Tickets aus der Tasche]. Drei Plätze im Sechs-Uhr-Flugzeug nach Venedig. In Frankfurt wird umgestiegen.</text:p>
      <text:p text:style-name="Text_20_body">MacNAMARA: Das erinnert mich - rufen Sie die Filiale in Frankfurt an. Sie sollen uns hunderttausend Flaschen schicken. Die Leute schmuggeln Cola in den Ostsektor und bringen das Leergut nicht zurück.</text:p>
      <text:p text:style-name="Text_20_body">SCHLEMMER: Jawohl, Sir! [Schlägt mit den Hacken]</text:p>
      <text:p text:style-name="Text_20_body">MacNAMARA: Weiter. Ich erwarte die russische Handelskommission um elf Uhr dreißig. Wenn sie<text:line-break/>hier sind, sollen sie direkt herein.</text:p>
      <text:p text:style-name="Text_20_body"><text:soft-page-break/>SCHLEMMER: Jawohl, Sir! [Schlägt mit den Hacken]</text:p>
      <text:p text:style-name="Text_20_body">MacNAMARA: Weiter. Schlemmer, Sie sind gefeuert !</text:p>
      <text:p text:style-name="Text_20_body">SCHLEMMER: Mr. MacNamara...?</text:p>
      <text:p text:style-name="Text_20_body">MacNAMARA: Es sei denn, <text:span text:style-name="T1">Sie hören</text:span> auf, mit den Hacken zu schlagen!!</text:p>
      <text:p text:style-name="Text_20_body">SCHLEMMER: Jawohl, Sir! [Schlägt mit den Hacken] ... Es tut mir leid. Ich vergesse mich ständig.</text:p>
      <text:p text:style-name="Text_20_body">MacNAMARA: Diese alte Gestapo-Ausbildung, was?</text:p>
      <text:p text:style-name="Text_20_body">SCHLEMMER: Bitte, Mr. MacNamara, das dürfen Sie nicht sagen. Es ist nicht wahr.</text:p>
      <text:p text:style-name="Text_20_body">MacNAMARA: [steht auf und geht langsam auf Schlemmer zu] Unter uns, Schlemmer - was<text:line-break/>haben Sie während des Krieges gemacht?</text:p>
      <text:p text:style-name="Text_20_body">SCHLEMMER: Ich war im „Untergrund“.</text:p>
      <text:p text:style-name="Text_20_body">MacNAMARA: Widerstandskämpfer?</text:p>
      <text:p text:style-name="Text_20_body">SCHLEMMER: Nein, Fahrer... in der U-Bahn Sie wissen schon, "the underground".</text:p>
      <text:p text:style-name="Text_20_body">MacNAMARA: Und natürlich waren Sie gegen die Nazis – und mochten Adolf nie..</text:p>
      <text:p text:style-name="Text_20_body">SCHLEMMER: Welcher Adolf? Sehen Sie, da unten, wo ich war, wusste ich gar nicht, was dort oben vor sich ging. Niemand hat mir jemals etwas erzählt.</text:p>
      <text:p text:style-name="Text_20_body">MacNAMARA: Das ist alles, Schlemmer. Raus machen. Und schicken Sie mir Ingeborg rein.</text:p>
      <text:p text:style-name="Text_20_body">SCHLEMMER: Jawohl, Sir. </text:p>
      <text:p text:style-name="Text_20_body">[Schlemmer nimmt MacNamaras Hut und Schirm mit und hängt beides an den Kleiderständer. An der Tür dreht er sich um, schlägt mit den Haken und geht ab. MacNamara zuckt zusammen, geht hinter den Schreibtisch und setzt sich auf den Bürostuhl und dreht sich vom Publikum weg.]<text:line-break/></text:p>
      <text:h text:style-name="Heading_20_1" text:outline-level="1">Büro 2: Ingeborg</text:h>
      <text:p text:style-name="Text_20_body">[Ingeborg kommt rein, schlendert aufreizen und heftig Kaugummi kauend am Schreibtisch vorbei und setzt sich auf die Couch. Sie klebt den Kaugummi unter die Couch, zupft den Rock etwas hoch, schlägt die Beine übereinander und hält Stift und Stenoblock bereit]</text:p>
      <text:p text:style-name="Text_20_body">INGEBORG: Guten Morgen, Mr. MacNamara.</text:p>
      <text:p text:style-name="Text_20_body">MacNAMARA: Und einen guten Morgen für Sie, Fraulein Ingeborg. [schwingt herum]</text:p>
      <text:p text:style-name="Text_20_body">INGEBORG: Es ist nicht Fraulein -- es ist Fräulein -- mit einem Umlaut.</text:p>
      <text:p text:style-name="Text_20_body">MacNAMARA: Stimmt... An: Wendell P. Hazeltine, [Ingeborg fängt sofort an mit zu stenografieren] Hauptsitz, Atlanta, Georgia. Von - CR MacNamara, Niederlassung Berlin. Produktionszahlen für Mai 270.000 Kisten. Der Verbrauch pro Kopf beträgt jetzt 5,2 Prozent mehr als im Vorjahr. Der Verkauf übertraf Rheinwein um das Achtfache, kommt an Fassbier heran. Weiter. Werbekampagne zur Neuorientierung des Deutschen Geschäftsessen ist ein Erfolg. 27 Prozent trinken jetzt Coca-Cola zu ihrer Knackwurst. Weiter. Hier ist der richtige Kracher: Wir könnten das erste amerikanische Unternehmen sein, das den Eisernen Vorhang durchbricht. Ich habe Vorverhandlungen begonnen mit einem russischen Vertreter, und es sieht sehr vielversprechend aus. Mehr später.</text:p>
      <text:p text:style-name="Text_20_body">Weiter. [schaut Ingeborg an] Was hast du am Wochenende gemacht?</text:p>
      <text:p text:style-name="Text_20_body">INGEBORG: Nichts. Ich blieb zu Hause und wartete auf dich.</text:p>
      <text:p text:style-name="Text_20_body">MacNAMARA:<text:line-break/>Ich habe versucht, es zu schaffen, glaube mir - ich habe nur... konnte nicht entkommen.<text:line-break/>[Telefon klingelt] Aber heute Abend gibt es gute Neuigkeiten.<text:line-break/>[nimmt das Telefon ab] Jawohl? Frau MacNamara?<text:line-break/>[Zuschauer erhalten Einblick in MacNamaras zuhause, wo seine Frau Phyllis gerade am Telefon wartet. Ingeborg schlägt die Beine übereinander, zieht den Rock ein paar Zentimeter nach unten]<text:line-break/>Stellen Sie durch.</text:p>
      <text:p text:style-name="Text_20_body">Yes, Phyllis. What's the matter ?</text:p>
      <text:p text:style-name="Text_20_body">PHYLLIS: It's Tommy. We're having a little crisis here. He absolutely wants to bring his roller skates.</text:p>
      <text:p text:style-name="Text_20_body">MacNAMARA: What do you mean by that? It's silly to pack them. What is he going to do with roller skates in Venice? All the streets are under water.</text:p>
      <text:p text:style-name="Text_20_body">PHYLLIS: He says he wants to bring his aqualung and his snorkel too...</text:p>
      <text:p text:style-name="Text_20_body">MacNAMARA: Look, Phyllis, let him pack what he wants. All right, so I'm spoiling him. Big deal!...Don't worry, the car will be there at five. Then you'll pick me up at the office and I'll take you to the airport.</text:p>
      <text:p text:style-name="Text_20_body">PHYLLIS: Yes, mein Führer... shall I prepare something for you for dinner tonight?</text:p>
      <text:p text:style-name="Text_20_body">MacNAMARA: Uh... don't bother, Phyllis. I've got a desk full of work. [schaut zu Ingeborg und grinst] I'll just grab a guick bite somewhere. Bye, dear!</text:p>
      <text:p text:style-name="Text_20_body">[Der Blick in MacNamaras Wohnung und Phyllis wird wieder verwehrt. MacNamara legt auf und wendet sich an Ingoborg]</text:p>
      <text:p text:style-name="Text_20_body">Wie gesagt – gute Neuigkeiten.</text:p>
      <text:p text:style-name="Text_20_body">INGEBORG: Deine Frau macht eine Reise?</text:p>
      <text:p text:style-name="Text_20_body">MacNAMARA<text:line-break/>Ja, endlich? Mit die Kinder.</text:p>
      <text:p text:style-name="Text_20_body"><text:soft-page-break/>INGEBORG<text:line-break/>Ach so.</text:p>
      <text:p text:style-name="Text_20_body">MacNAMARA: Also teilen wir uns heute Abend ein Schnitzel und beginnen wieder mit dem Deutschunterricht.</text:p>
      <text:p text:style-name="Text_20_body">INGEBORG: Sollten wir. Du bist bestimmt schon etwas eingerostet.</text:p>
      <text:p text:style-name="Text_20_body">MacNAMARA: Wir müssen einfach doppelt so hart daran arbeiten ab jetzt hart. Das ist gut?</text:p>
      <text:p text:style-name="Text_20_body">INGEBORG: Das ist sehr gut.</text:p>
      <text:p text:style-name="Text_20_body">MacNAMARA: Als erstes werden aufbürsten den Umlaut.</text:p>
      <text:p text:style-name="Text_20_body">INGEBORG: Das ist wunderbar.</text:p>
      <text:p text:style-name="Text_20_body">MacNAMARA: [kommt von hinten an sie heran, atmet ihr Parfüm ein] Wie alle Flieder in Niederbayern [Er blickt auf, als sich die Tür zu Schlemmers Büro öffnet und Schlemmer seinen Kopf herein streckt].</text:p>
      <text:p text:style-name="Text_20_body">SCHLEMMER: Die Herren Kommunisten sind hier.</text:p>
      <text:p text:style-name="Text_20_body">MacNAMARA: Schicken Sie sie rein. [Schlemmer zieht sich zurück] Das ist alles, Fräulein Ingeborg. Legen Sie das auf dem Fernschreiber nach Atlanta.</text:p>
      <text:p text:style-name="Text_20_body">INGEBORG: Jawohl [steht auf und wackelt Richtung Ausgang]</text:p>
      <text:p text:style-name="Text_20_body">MacNAMARA: Und nimm deinen Kaugummi mit!</text:p>
      <text:p text:style-name="Text_20_body">INGEBORG: Jawohl [Wackelt zurück, nimmt den Kaugummi unter der Couch weg, währenddessen betritt schon die russische Kommission den Raum. Ingeborg wackelt ab, die drei Herren schauen]</text:p>
      <text:h text:style-name="Heading_20_1" text:outline-level="1">Büro 3: Kommission</text:h>
      <text:p text:style-name="Text_20_body">[Peripetchikoff, Borodenko und Mischkin kommen herein, alle recht einheitlich gekleidet mit Mantel und Hut so dass man wenig Gesicht sieht. Als Ingeborg an ihnen vorbei nach draußen wackelt, halten sie inne, schauen ihr nach und kriegen lange Hälse]</text:p>
      <text:p text:style-name="Text_20_body">MacNAMARA: [streckt seine Hand aus] Schon, Sie zu sehen, again... Genosse Mischkin<text:line-break/>[Aber weder Mishkin noch die anderen beiden beachten das, sie sind vertieft in Ingeborgs Abgang.]</text:p>
      <text:p text:style-name="Text_20_body">MacNAMARA: [schnippt mit dem Finger vor Mischkins Gesicht] Hey, Mischkin.</text:p>
      <text:p text:style-name="Text_20_body">MISCHKIN: [kommt zu sich] Ah, MacNamara. Ich möchte vorstellen.. der jetzige Kommissar Peripetchikoff, Vorsitzender unserer Handelskommission, und Genosse Borodenko, vom<text:line-break/>Soft-Drink-Sekretariat. [Beide geben MacNamara die Hand.]</text:p>
      <text:p text:style-name="Text_20_body">MacNAMARA: Setzt euch. Setzt euch, Jungs. </text:p>
      <text:p text:style-name="Text_20_body">PERIPETCHIKOFF: Wir haben keine Einwände. [Sie setzen sich steif auf die Couch.]</text:p>
      <text:p text:style-name="Text_20_body">MacNAMARA: Zigaretten? Zigarren?</text:p>
      <text:p text:style-name="Text_20_body">PERIPETCHIKOFF: [holt eine Zigarre aus der Brusttasche] Hier, nehmen Sie eine davon.</text:p>
      <text:p text:style-name="Text_20_body">MacNAMARA: Danke [untersucht Zigarre] Hmmm – hergestellt in Havanna.</text:p>
      <text:p text:style-name="Text_20_body">PERIPETCHIKOFF: Wir haben ein Handelsabkommen mit Kuba. Sie schicken uns Zigarren – wir schicken ihnen Raketen.</text:p>
      <text:p text:style-name="Text_20_body">MacNAMARA: Gut gedacht! ... Nun habe ich von Genosse Mischkin erfahren, dass ihr sehr daran interessiert seid, dass Coca-Cola nach Russland kommt.</text:p>
      <text:p text:style-name="Text_20_body">MISCHKIN: [zu Peripetschikoff] Er liegt völlig falsch. Ich habe nicht gesagt, wir sind interessiert. Ich sagte, wir sind mäßig interessiert.</text:p>
      <text:p text:style-name="Text_20_body">MacNAMARA: Trotzdem. Genosse Mischkin schlug vor, dass wir mit sechs Abfüllanlagen beginnen, in Moskau, Leningrad, Stalingrad – [die Zigarre beginnt widerlich zu schmecken] Wisst ihr was? Ihr wurdet betrogen. Das ist eine ziemlich miese Zigarre!</text:p>
      <text:p text:style-name="Text_20_body">PERIPETCHIKOFF: Keine Sorge. Wir haben sie verschickt ziemlich miese Raketen. [Er stupst seine beiden Begleiter an, die lächeln. MacNamara, drückt die Zigarre im Aschenbecher aus, nimmt den Zeigestab]</text:p>
      <text:p text:style-name="Text_20_body">MacNAMARA: Wie ich sagte [zieht den Zeigestab aus und zeigt] <text:s/>- sechs Werke – Moskau, Leningrad, Stalingrad, Kiew,. Charkow und Minsk. - Richtig?</text:p>
      <text:p text:style-name="Text_20_body">MISCHKIN: Völlig falsch. Ich habe nie erwähnt Minsk. Ich sagte Pinsk!</text:p>
      <text:p text:style-name="Text_20_body">MacNAMARA: Also gut. Pinsk ist dabei, Minsk ist draußen. Weiter. Unser Vertrag enthält die<text:line-break/>die üblichen Konditionen - wir liefern den Sirup, die Abfüllung erfolgt durch Sie.</text:p>
      <text:p text:style-name="Text_20_body">BORODENKO: Sicherlich nicht. Wir machen unseren eigenen Sirup. Sie liefern die Formel.</text:p>
      <text:p text:style-name="Text_20_body">MacNAMARA: Vergessen Sie es, meine Herren. Die Formel bleibt in unseren Tresoren. Wir geben es sie euch und als nächstes erfahren wir, dass die chinesischen Kommunisten sie haben.</text:p>
      <text:p text:style-name="Text_20_body">PERIPETCHIKOFF: Keine Formel – kein Deal. [Die drei Russen stehen gleichzeitig auf]</text:p>
      <text:p text:style-name="Text_20_body">MacNAMARA: Okay – kein Deal.</text:p>
      <text:p text:style-name="Text_20_body">BORODENKO: Wir brauchen Sie nicht. Wenn wir Coca-Cola wollen, erfinden wir es selbst.</text:p>
      <text:p text:style-name="Text_20_body">MacNAMARA: [geht von einem zum nächsten] Ach ja? 1956 habt ihr eine Flasche von Coca-Cola in ein geheimes Labor in Swerdlowsk geflogen. Beim Versuch, die Inhaltsstoffe zu analysieren, sind vier Dutzend eurer Top-Chemiker durchgedreht. Stimmt’s?<text:line-break/><text:soft-page-break/>BORODENKO: Kein Kommentar.</text:p>
      <text:p text:style-name="Text_20_body">MacNAMARA: 1958 haben ihr zwei Undercover-Agenten in unser Hauptbüro in Atlanta eingeschleust, um die Formel zu stehlen. Und was ist passiert? Sie sind übergelaufen und jetzt erfolgreiche Geschäftsleute in Florida – verkaufen Instant-Borschtsch. Richtig?</text:p>
      <text:p text:style-name="Text_20_body">PERIPETCHIKOFF: Kein Kommentar.</text:p>
      <text:p text:style-name="Text_20_body">MacNAMARA: Letztes Jahr habt ihr ein paar verrückte Sachen gemacht. Nachahmung - Kremlin-Kola. Sie haben es in den Satellitenländern probiert - aber nicht einmal die Albaner wollten es trinken. Sie haben es als Insektizid verwendet. Stimmt’s?</text:p>
      <text:p text:style-name="Text_20_body">MISCHKIN: Kein Kommentar.</text:p>
      <text:p text:style-name="Text_20_body">MacNAMARA: Also entweder machen wir jetzt ein Geschäft oder nicht!</text:p>
      <text:p text:style-name="Text_20_body">PERIPETCHIKOFF: [einschmeichelnd] Mein lieber amerikanischer Freund - wenn wir<text:line-break/>in friedlicher Koexistenz zusammenleben, braucht es ein gewisses Maß an Nachgiebigkeit. Geben und Nehmen...</text:p>
      <text:p text:style-name="Text_20_body">MacNAMARA: Oh, sicher. Wir geben und ihr nehmt.</text:p>
      <text:p text:style-name="Text_20_body">PERIPETCHIKOFF: Was ist los – Sie vertrauen uns nicht?</text:p>
      <text:p text:style-name="Text_20_body">MacNAMARA: Kein Kommentar!</text:p>
      <text:p text:style-name="Text_20_body">PERIPETCHIKOFF: Wenn es Ihnen nichts ausmacht - wir haben wenig Konferenz.</text:p>
      <text:p text:style-name="Text_20_body">MacNAMARA: Bedienen Sie sich.</text:p>
      <text:p text:style-name="Text_20_body">[Die drei Russen stecken die Köpfe zusammen und beginnen einen geflüsterten Austausch.<text:line-break/>Die Kuckucksuhr an der Wand zeigt jetzt genau elf. Es surrt, die Türen öffnen sich und heraus springt eine geschnitzte Figur von Uncle Sam schwenkt eine amerikanische Flagge zur klingenden Melodie von Yankee Doodle. Die Russen blicken empört von ihrer Gruppe auf.]</text:p>
      <text:p text:style-name="Text_20_body">MISCHKIN: Was ist das?<text:line-break/>MacNAMARA: Meine Mitarbeiter haben es mir gegeben, am zehnten Jahrestag der Berliner Luftbrücke.</text:p>
      <text:p text:style-name="Text_20_body">BORODENKO: Genossen - werden wir hier stehen und uns diese billige Propaganda anhören</text:p>
      <text:p text:style-name="Text_20_body">PERIPETCHIKOFF Entspann dich, Boris. Während sie bringen Uncle Sam in Kuckucksuhren, wir <text:s/>werden bringen sowjetischen Kosmonauten auf den Mond.</text:p>
      <text:p text:style-name="Text_20_body">MacNAMARA: Okay, also, ihr seid vielleicht die Ersten, die einen Mann zum Mond schießen. Aber wenn er eine Cola auf dem Weg will, muss er zu uns kommen. [Die Russen nehmen ihre Konferenz wieder auf.]</text:p>
      <text:p text:style-name="Text_20_body">PERIPETCHIKOFF: Gut, wir sind grundsätzlich einer Meinung. Sie stellen den Sirup bereit.</text:p>
      <text:p text:style-name="Text_20_body">MacNAMARA: Wir behalten die Hoheit.</text:p>
      <text:p text:style-name="Text_20_body">PERIPETCHIKOFF: Hoheit? In Russland haben wir keine Hoheit. Nicht, seit wir haben liquidiert den Zar.</text:p>
      <text:p text:style-name="Text_20_body">MacNAMARA: Trotzdem. Sie zahlen uns einen Prozentsatz des Bruttoumsatzes.</text:p>
      <text:p text:style-name="Text_20_body">MISCHKIN: Geld? Rubel!</text:p>
      <text:p text:style-name="Text_20_body">MacNAMARA: Dollar!</text:p>
      <text:p text:style-name="Text_20_body">PERIPETCHIKOFF: Anstelle von Dollars würden Sie akzeptieren dreiwöchige Tour des Bolschoi-Balletts?</text:p>
      <text:p text:style-name="Text_20_body">MacNAMARA: Bitte keine Kultur. Nur Bargeld.</text:p>
      <text:p text:style-name="Text_20_body"><text:soft-page-break/>BORODENKO: [zu seinen Kumpels]: Der hässliche Amerikaner...</text:p>
      <text:p text:style-name="Text_20_body">MacNAMARA: Weiter. Sobald die Fabriken stehen, behalten wir uns die Inspektion vor.</text:p>
      <text:p text:style-name="Text_20_body">PERIPETCHIKOFF: Natürlich. Und wir behalten uns das Veto-Recht vor.</text:p>
      <text:p text:style-name="Text_20_body">MacNAMARA: Unsere Inspektoren haben das Recht...</text:p>
      <text:p text:style-name="Text_20_body">PERIPETCHIKOFF: Veto!</text:p>
      <text:p text:style-name="Text_20_body">MacNAMARA: Das dachte ich mir schon...</text:p>
      <text:p text:style-name="Text_20_body">PERIPETCHIKOFF: Vergessen Sie die Details. Sie erstellen eine vorläufige Vereinbarung - wir werden sie in Moskau einreichen.</text:p>
      <text:p text:style-name="Text_20_body">MacNAMARA: Und ich muss mich mit Atlanta beraten</text:p>
      <text:p text:style-name="Text_20_body">BORODENKO: Wann sind die Unterlagen fertig?</text:p>
      <text:p text:style-name="Text_20_body">MacNAMARA: Ich werde meine Sekretärin sofort damit beauftragen.</text:p>
      <text:p text:style-name="Text_20_body">MISCHKIN: Ihre Sekretärin – ist sie diese blonde Dame?</text:p>
      <text:p text:style-name="Text_20_body">MacNAMARA: Genau die.</text:p>
      <text:p text:style-name="Text_20_body">PERIPETCHIKOFF: [Peripetchikoff ruft die Jungen zu einer weiteren Gruppe zusammen.] Sie schicken Papiere nach Ostberlin, mit blonder Dame, in dreifacher Ausfertigung!</text:p>
      <text:p text:style-name="Text_20_body">MacNAMARA: Sie möchten die Unterlagen in dreifacher Ausfertigung – oder die Blondine?</text:p>
      <text:p text:style-name="Text_20_body">PERIPETCHIKOFF: Sehen Sie, was Sie tun können. Wir bleiben bei Grand Hotel Potemkin.</text:p>
      <text:p text:style-name="Text_20_body">MacNAMARA: Okay. Wie wärs jetzt mit ein bisschen Wodka und Cola?</text:p>
      <text:p text:style-name="Text_20_body">PERIPETCHIKOFF: [Taschenuhr konsultierend] Nein, danke. Wir haben Notfalltermin mit der Schweizer Handelsdelegation. Sie schicken uns zwanzig Wagenladungen Käse. Völlig inakzeptabel. Voller Löcher. Auf Wiedersehen.</text:p>
      <text:p text:style-name="Text_20_body">MacNAMARA: Wir sehen uns ...</text:p>
      <text:h text:style-name="Heading_20_1" text:outline-level="1">Büro 4: Hazeltine</text:h>
      <text:p text:style-name="Text_20_body">[MacNamara schaut den Russen amüsiert hinterher. Als er zurück zu seinem Schreibtisch geht, kommt Schlemmer herein, schlägt mit den Absätzen. MacNamara zuckt zusammen.]</text:p>
      <text:p text:style-name="Text_20_body">MacNAMARA: [ohne sich umzudrehen] Was ist, Schlemmer?</text:p>
      <text:p text:style-name="Text_20_body">SCHLEMMER: Es ist die Telefongesellschaft. Sie versuchen eine Überseeverbindung herzustellen von Atlanta, Georgia.</text:p>
      <text:p text:style-name="Text_20_body">MacNAMARA: Sie müssen mein Fernschreiber bekommen haben. Ich wette, sie sind alle aufgeregt über den russischen Deal.</text:p>
      <text:p text:style-name="Text_20_body">SCHLEMMER: Es lief gut?</text:p>
      <text:p text:style-name="Text_20_body">MacNAMARA: Gut? Schauen Sie sich das an, Schlemmer [Er nimmt den Zeigestab, geht rüber zur Wandkarte, zeigt auf die Weite Russlands, ohne eine einzige Coca-Cola-Anstecknadel darin.] Alles Neuland. Dreihundert Millionen durstige Kameraden – Wolgaschiffer und Kosaken, Ukrainer und Äußere Mongolen - sehnen sich nach der Pause, die erfrischt. Verstehen Sie, was das bedeutet</text:p>
      <text:p text:style-name="Text_20_body">SCHLEMMER: Wird die Aktie steigen?</text:p>
      <text:p text:style-name="Text_20_body">MacNAMARA: Ich steige! Zum Job Nummer eins – Leiter aller europäischen Niederlassungen – Hauptsitz in London.</text:p>
      <text:p text:style-name="Text_20_body">SCHLEMMER: Darf ich der Erste sein, der Ihnen gratuliert?</text:p>
      <text:p text:style-name="Text_20_body">MacNAMARA: Ich hätte diesen Job schon vor fünf Jahren haben sollen. Ich war darauf eingestellt und kaufte mir sogar ein Regenschirm und eine Melone. Aber dann kam Benny Goodman.</text:p>
      <text:p text:style-name="Text_20_body">SCHLEMMER: Benny Goodman?</text:p>
      <text:p text:style-name="Text_20_body">MacNAMARA: Ich war für den gesamten Nahen Osten verantwortlich.[Zeigt auf der Karte] neun Länder, fünfzehn Abfüllanlagen, alle nach Mekka ausgerichtet. Nun, Goodman und seine Band auf Tour für das Außenministerium. Dreißigtausende Menschen kamen zum Konzert, aber Benny tat es nicht, denn sein Flugzeug wurde durch einen Sandsturm aufgehalten. Der Mob randalierte und marschierte auf die amerikanische Botschaft, aber die Polizei hat sie aufgehalten. Also brannten sie die Coca-Cola Anlage nieder. [Schlemmer schnalzt mitfühlend mit der Zunge]<text:line-break/>Du weißt es. Es gab einen großen Aufruhr in der Zentrale, und plötzlich war ich in Ungnade gefallen – nach Südamerika verbannt. Ich schleppte den Sirup über die Anden - auf Lamas - während ein Haufen Jungs mit Bürstenhaarschnitt über meinen Kopf hinweg befördert wurden.</text:p>
      <text:p text:style-name="Text_20_body">SCHLEMMER: Aber Sie sind jetzt in Berlin...</text:p>
      <text:p text:style-name="Text_20_body">MacNAMARA: Ja. Früher hatte ich neun Länder – jetzt habe ich eine halbe Stadt – und die kann jeden Tag explodieren. Aber MacNamara reitet nochmal! Ich werde jetzt den ganzen Weg gehen! [nimmt das Telefon ab] Ja? <text:line-break/>[Er hält den Hörer zu, winkt Schlemmer aus dem Zimmer] Es ist Atlanta... [ein Teil der Bühne öffnet sich oder wird erleuchtet, zu sehen ist Mr. Hazeltine in seinem Chefbüro mit Hörer in der Hand und eine Packung Kleenex auf dem Tisch]</text:p>
      <text:p text:style-name="Text_20_body">[Spricht in den Hörer] Hello? Hello? Mr. Hazeltine?...Yes, I can hear you. I'm fine, Mr. Hazeltine. How are you?</text:p>
      <text:p text:style-name="Text_20_body">HAZELTINE: Well, if you must know, I'm miserable. Those damn magnolias are in bloom again, and so is my hay fever [wipes his nose with Kleenex]. MacNamara, there's something important I'd like to discuss with you.</text:p>
      <text:p text:style-name="Text_20_body">MacNAMARA: [ballt die Faust voller Vorfreude] I thought you would, Mr. Hazeltine. You got my teletype?</text:p>
      <text:p text:style-name="Text_20_body"><text:soft-page-break/>HAZELTINE: It's right here in front.of me. Those figures for May are not bad.. Not bad at all.</text:p>
      <text:p text:style-name="Text_20_body">MacNsMARA: ‘Thank you, sir. And how about the Russian deal? Napoleon blew it, Hitler blew it, but Coca-Cola is going to pull it off.</text:p>
      <text:p text:style-name="Text_20_body">HAZELTINE: Forget it, MacNamara. Forget it. We're not interested in doing business behind the Iron Curtain.</text:p>
      <text:p text:style-name="Text_20_body">MacNAMARA: [bricht fast zusammen, fast sich ans Herz, zögert...]</text:p>
      <text:p text:style-name="Text_20_body">HAZELTINE: MacNamara?</text:p>
      <text:p text:style-name="Text_20_body">MacNAMARA: I'm sorry, Mr. Hazeltine - I can't hear you very well. We're not interested in the Russian market?</text:p>
      <text:p text:style-name="Text_20_body">HAZELTINE: I wouldn't touch the Russians with a ten-foot pole. And I don't want anything to do with the Polish, either.</text:p>
      <text:p text:style-name="Text_20_body">MacNAMARA: But this could be the biggest thing for the company since we introduced the six-pack.... Well, if it's against front-office policy...</text:p>
      <text:p text:style-name="Text_20_body">HAZELTINE: You're damn right. But that's not what I called you about. Look, MacNamara, I'd like you to do me a big personal favor.</text:p>
      <text:p text:style-name="Text_20_body">MacNAMARA: Yes, Mr. Hazeltine. You want me to - ship Mrs. Hazeltine another set of Meissener Porzellan?</text:p>
      <text:p text:style-name="Text_20_body">HAZELTINE No, it's about our daughter Scarlett. She's seventeen now - sweet girl - fell in love with some damn rock'n'roll singer ... no, that was the one before, this is some pimple-faced basketball player, anyway, we sent her off on a little trip to Europe. [picks up Kleenex, wipes his nose] Where was I?</text:p>
      <text:p text:style-name="Text_20_body">MacNAMARA: [mit schwacher Stimme]: Daughter Scarlett, pimple-faced basketball player, sent her to Europe.</text:p>
      <text:p text:style-name="Text_20_body">HAZELTINE: Oh, yes. We had her spend a couple of weeks with our representative in Rome, and a couple of weeks with our man in Paris, and she's arriving in Berlin this afternoon. I'd appreciate it if you and Mrs. MacNamara could</text:p>
      <text:p text:style-name="Text_20_body">MacNAMARA: Oh, we'd be delighted to have her stay with us. It's just that... my family has made some plans... and I have a few... plans of my own...</text:p>
      <text:p text:style-name="Text_20_body">HAZELTINE: Well, if it’s any sort of imposition, never mind, I'm sorry I called you. </text:p>
      <text:p text:style-name="Text_20_body">MacNAMARA: Actually, I wasn't thinking of. Myself... it's your daughter I’m concerned about. With the political situation in Berlin the way it is, anything can happen any time.</text:p>
      <text:p text:style-name="Text_20_body">HAZELTINE: Exactly. That's why I want you to take especially good care of her. She's just a child, really, and I don't like her to stay in a hotel alone at a time like this... She's flying Pan Am, the plane is due in Berlin at 4:30 [wiping his nose] ...unless those damn Commies shoot it down!</text:p>
      <text:h text:style-name="Heading_20_1" text:outline-level="1">Flughafen 1: Scarlett</text:h>
      <text:p text:style-name="Text_20_body">[Vor dem Flughafenterminal. Auf der Bühne ist MacNamaras Auto zu sehen, am Steuer Fritz. MacNamara und Phyllis stehen vor der Motorhaube, auf der ein großer Blumenstrauß liegt, und lehnen sich an. Sie schweigen und schauen in unterschiedliche Richtungen]</text:p>
      <text:p text:style-name="Text_20_body">MacNAMARA: Now cut it out, Phyllis. What was I gonna do, the boss asked me to look after his only daughter, I can't... disappoint him...</text:p>
      <text:p text:style-name="Text_20_body">PHYLLIS: What about your only children? And your only wife? We were all packed and ready to go. Don't you think we're disappointed?</text:p>
      <text:p text:style-name="Text_20_body">MacNAMARA: Believe me, Phyllis, everybody's disappointed. We'll just have to put things off for a couple of weeks, the roller skates, and the snorkel, and the Umlaut...</text:p>
      <text:p text:style-name="Text_20_body">PHYLLIS: The what?</text:p>
      <text:p text:style-name="Text_20_body">MacNAMARA: [takes Phyllis by the arm] Right now, the important thing is to make sure that the girl has a good time, so when she goes home, all she'll talk about is "Our Man In Berlin"!</text:p>
      <text:p text:style-name="Text_20_body">PHYLLIS: It's such a nuisance. Tommy will have to move into Cindy's room, I will have to learn how to cook Sauerbraten Southern style</text:p>
      <text:p text:style-name="Text_20_body">MacNsAMARA: Come on, Phyllis, make an effort!</text:p>
      <text:p text:style-name="Text_20_body">PHYLLIS: Yes, mein Fuhrer.</text:p>
      <text:p text:style-name="Text_20_body">[Eine Stewardess kommt herein und geht mit einem kleinen Koffer vor der Bühne entlang. MacNamara schaut und spricht sie an]</text:p>
      <text:p text:style-name="Text_20_body">MacNAMARA: Entschuldigen Sie, waren sie in dem Flugzeug aus Paris?</text:p>
      <text:p text:style-name="Text_20_body">STEWARDESS: Oui, Monsieur.</text:p>
      <text:p text:style-name="Text_20_body">MacNAMARA: Gibt es nicht eine Miss Hazeltine unter die Passagiere?</text:p>
      <text:p text:style-name="Text_20_body">STEWARDESS: [mit französischen Akzent] Es gab eine Miss Hazeltine unter den Passagieren. Aber wir haben sie verloren.</text:p>
      <text:p text:style-name="Text_20_body">MacNAMARA: Sie haben sie verloren?</text:p>
      <text:p text:style-name="Text_20_body">STEWARDESS: Sie ist der Crew beigetreten.</text:p>
      <text:p text:style-name="Text_20_body">[Von außen hört das Publikum lautes gelächter, freudvolles Gequieke und Schritte. Schließlich geht die Tür auf und Scarlett kommt herein, umringt von drei jungen Franzosen in Crewuniform, sie tragen ihre Koffer]</text:p>
      <text:p text:style-name="Text_20_body">PHYLLIS: [to MacNamara] Scarlett Hazeltine, if I ever saw one.</text:p>
      <text:p text:style-name="Text_20_body">[staunend beobachten die MacNAMARAS, wie Scarlett mit den Crewmitgliedern vor die Bühne tritt und sie auf die kleine Empore gehoben wird, stetig weiter kreischend und lachend]</text:p>
      <text:p text:style-name="Text_20_body">MacNAMARA: Miss Hazeltine? I'm MacNamara, this is Mrs. MacNamara. [handing her flowers] Welcome to Berlin.</text:p>
      <text:p text:style-name="Text_20_body">SCARLETT: Hi, there.</text:p>
      <text:p text:style-name="Text_20_body">PHYLLIS: How was the flight?</text:p>
      <text:p text:style-name="Text_20_body">SCARLETT: Just marvy. <text:span text:style-name="T4">The boys let me buzz Dusseldorf.(??) </text:span></text:p>
      <text:p text:style-name="Text_20_body">[to MacNamara] May I have your hat? [Sie nimmt seinen Hut und hält ihn den drei Crewmitgliedern hin] </text:p>
      <text:p text:style-name="Text_20_body">Okay, Fans. Lasst sie rein. [Jeder der Franzosen wirft ein gefaltetes Stück Papier in den Hut. <text:soft-page-break/>Scarlett schüttelt den Hut und hält ihn dann Phyllis hin.] Pick one, will you, please?</text:p>
      <text:p text:style-name="Text_20_body">PHYLLIS: I'm game. [Sie nimmt einen der gefalteten Zettel aus dem Hut]</text:p>
      <text:p text:style-name="Text_20_body">SCARLETT: What does it say?</text:p>
      <text:p text:style-name="Text_20_body">PHYLLIS: [unfolds paper, reads] It says – Pierre [Einer der Franzosen stößt einen Schrei aus]</text:p>
      <text:p text:style-name="Text_20_body">PIERRE: Das bin ich! [zu Scarlett] Wo darf ich dich abholen?</text:p>
      <text:p text:style-name="Text_20_body">SCARLETT: [zu MacNamara] What's our address?</text:p>
      <text:p text:style-name="Text_20_body">MacNAMARA: Why?</text:p>
      <text:p text:style-name="Text_20_body">SCARLETT: Well, we just had this lottery... and Pierre won me.</text:p>
      <text:p text:style-name="Text_20_body">PHYLLIS: Lucky Pierre.</text:p>
      <text:p text:style-name="Text_20_body">SCARLETT: He's the navigator.</text:p>
      <text:p text:style-name="Text_20_body">MacNAMARA: That so? [to Pierre] Nun, Sie sollten besser Ihren Kurs ändern, Sie Glückspilz, gerade kommen sie weit ab. [nimmt Scarletts Arm]<text:line-break/>Hier entlang, Miss Hazeltine [Scarlett kommt hoch auf die Bühne und geht mit MacNamara zur Autotür]</text:p>
      <text:p text:style-name="Text_20_body">SCARLETT: Now just a darn minute...!</text:p>
      <text:p text:style-name="Text_20_body">MacNaMARA: [zur Crew] Auf Wiedersehen, Fans.</text:p>
      <text:p text:style-name="Text_20_body">PIERRE: Aber das ist nicht fair. [zu Phyllis] Madame, kann ich nicht ihr Herz erwärmen, als Frau...</text:p>
      <text:p text:style-name="Text_20_body">PHYLLIS: Das tun Sie bereits. Au revoir. [geht selbst zur Autotür]</text:p>
      <text:p text:style-name="Text_20_body">SCARLETT: So you're going to be like that.</text:p>
      <text:p text:style-name="Text_20_body">MacNAMARA: Like what?</text:p>
      <text:p text:style-name="Text_20_body">SCARLETT: A company man. Like those old poops in Rome and Paris, breathing down my neck every minute, cramping my style.</text:p>
      <text:p text:style-name="Text_20_body">MacNAMARA: Look, Miss Hazeltine, you're under-age and I'm under orders.</text:p>
      <text:p text:style-name="Text_20_body">SCARLETT: Europe... what a drag! I've done the Colosseum bit and the Mona Lisa bit, but they never take me to any of those marvy places, like the Lido and the Crazy Horse and Le Sexy...</text:p>
      <text:p text:style-name="Text_20_body">MacNAMARA: I promise you, you'll have a wonderful time in Berlin.</text:p>
      <text:p text:style-name="Text_20_body">SCARLETT: That's why Icame. I hear this is a real swinging town.</text:p>
      <text:p text:style-name="Text_20_body">PHYLLIS: Where did you hear that?</text:p>
      <text:p text:style-name="Text_20_body">SCARLETT: Don't you ever read the headlines? Everybody says Berlin is the hottest spot in the world right now...</text:p>
      <text:p text:style-name="Text_20_body">PHYLLIS: [nimmt eine Chrysantheme aus dem Strauß und hält sie Scarlett vor den Mund] Would you care to make a short statement for the American Forces Network?</text:p>
      <text:p text:style-name="Text_20_body">MacNaMARA: [schaut erbost zu Phyllis] Phyllis... please.</text:p>
      <text:p text:style-name="Text_20_body">PHYLLIS: [in die Chrysantheme] We're a little late, folks... goodnight.</text:p>
      <text:p text:style-name="Text_20_body">[Fritz nimmt die Koffer und verstaut sie im Kofferraum, die anderen steigen hinten im Wagen ein, Fritz geht ans Steuer]</text:p>
      <text:p text:style-name="Text_20_body">MacNAMARA: [zu Scarlett] This your ticket? [zieht es aus Scarlett's Handtasche und gibt es Fritz]</text:p>
      <text:p text:style-name="Text_20_body">PHYLLIS: [to MacNamara] You better send a cable her parents and tell therm that Scarlett has checked in.</text:p>
      <text:p text:style-name="Text_20_body"><text:soft-page-break/>SCARLETT: Don't bother. Let'em worry. I didn’t volunteer for this trip. They deported me, just to bust it up between me and Choo-Choo...</text:p>
      <text:p text:style-name="Text_20_body">SCARLETT: Choo-Choo Babcock. I met him in a telephone booth. Forty-three of us piled inside it - you know, to break the record - and Choo-Choo and I were on the bottom - and by the time we got out, we were engaged.</text:p>
      <text:p text:style-name="Text_20_body">PHYLLIS: That's a record, all right.</text:p>
      <text:p text:style-name="Text_20_body">SCARLETT: But Daddy didn't approve, because Choo-Choo's folks are from the wrong side of the tracks... and let's face it, my Daddy is an S.N.O.B.</text:p>
      <text:p text:style-name="Text_20_body">MacNAMARA: A what?</text:p>
      <text:p text:style-name="Text_20_body">SCARLETT: A snob!</text:p>
      <text:p text:style-name="Text_20_body">MacNAMARA: Oh.</text:p>
      <text:p text:style-name="Text_20_body">PHYLLIS: Seventeen... isn't that a litthe young to be engaged?</text:p>
      <text:p text:style-name="Text_20_body">SCARLETT: Oh, I've been engaged four times. All the women in our family are sort of hot-blooded.</text:p>
      <text:p text:style-name="Text_20_body">[Phyllis and MacNamara look at each other]</text:p>
      <text:p text:style-name="Text_20_body">MacNAMARA: What have we got here? _</text:p>
      <text:p text:style-name="Text_20_body">PHYLLIS: Whatever it is, it's all ours for the next two weeks. Isn't that marv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style:num-format="1" text:start-value="0">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5-02-08T11:09:59.96</meta:creation-date>
    <dc:date>2025-02-12T11:21:12.27</dc:date>
    <dc:creator>Jirka Dell'Oro-Friedl</dc:creator>
    <meta:editing-duration>P4DT5M22S</meta:editing-duration>
    <meta:editing-cycles>50</meta:editing-cycles>
    <meta:generator>OpenOffice/4.1.15$Win32 OpenOffice.org_project/4115m2$Build-9813</meta:generator>
    <meta:document-statistic meta:table-count="1" meta:image-count="0" meta:object-count="1" meta:page-count="20" meta:paragraph-count="328" meta:word-count="6202" meta:character-count="4014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547in"/>
    </style:style>
    <style:style style:name="co2" style:family="table-column">
      <style:table-column-properties fo:break-before="auto" style:column-width="0.25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1.3283in" fo:break-before="auto" style:use-optimal-row-height="false"/>
    </style:style>
    <style:style style:name="ro3" style:family="table-row">
      <style:table-row-properties style:row-height="0.2118in" fo:break-before="auto" style:use-optimal-row-height="true"/>
    </style:style>
    <style:style style:name="ro4" style:family="table-row">
      <style:table-row-properties style:row-height="0.200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style:text-align-source="fix" style:repeat-content="false"/>
      <style:paragraph-properties fo:text-align="center" fo:margin-left="0in"/>
      <style:text-properties style:font-name="Times New Roman"/>
    </style:style>
    <style:style style:name="ce3" style:family="table-cell" style:parent-style-name="Default">
      <style:text-properties style:font-name="Times New Roman" fo:font-size="12pt" fo:language="en" fo:country="US" style:font-size-asian="12pt" style:language-asian="en" style:country-asian="US" style:font-size-complex="6.80000019073486pt" style:language-complex="en" style:country-complex="US"/>
    </style:style>
    <style:style style:name="ce4" style:family="table-cell" style:parent-style-name="Default">
      <style:table-cell-properties fo:border="0.0008in solid #000000"/>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rotation-angle="90"/>
      <style:text-properties style:font-name="Times New Roman"/>
    </style:style>
    <style:style style:name="ce6" style:family="table-cell" style:parent-style-name="Default">
      <style:table-cell-properties style:text-align-source="fix" style:repeat-content="false" fo:border="0.0008in solid #000000"/>
      <style:paragraph-properties fo:text-align="center" fo:margin-left="0in"/>
      <style:text-properties style:font-name="Times New Roman"/>
    </style:style>
  </office:automatic-styles>
  <office:body>
    <office:spreadsheet>
      <table:table table:name="Tabelle1" table:style-name="ta1" table:print="false">
        <table:table-column table:style-name="co1" table:default-cell-style-name="ce4"/>
        <table:table-column table:style-name="co2" table:number-columns-repeated="10" table:default-cell-style-name="ce6"/>
        <table:table-row table:style-name="ro1" table:number-rows-repeated="2">
          <table:table-cell table:style-name="ce1" table:number-columns-repeated="11"/>
        </table:table-row>
        <table:table-row table:style-name="ro2">
          <table:table-cell table:style-name="ce1"/>
          <table:table-cell table:style-name="ce5" office:value-type="string">
            <text:p>Prolog</text:p>
          </table:table-cell>
          <table:table-cell table:style-name="ce5" office:value-type="string">
            <text:p>Büro 1: Schlemmer</text:p>
          </table:table-cell>
          <table:table-cell table:style-name="ce5" office:value-type="string">
            <text:p>Büro 2: Ingeborg</text:p>
          </table:table-cell>
          <table:table-cell table:style-name="ce5" office:value-type="string">
            <text:p>Büro 3: Kommission</text:p>
          </table:table-cell>
          <table:table-cell table:style-name="ce5" office:value-type="string">
            <text:p>Büro 4: Hazeltine</text:p>
          </table:table-cell>
          <table:table-cell table:style-name="ce5" office:value-type="string">
            <text:p>Flughafen 1: Scarlett</text:p>
          </table:table-cell>
          <table:table-cell table:number-columns-repeated="4" table:style-name="ce5" office:value-type="string">
            <text:p>Prolog</text:p>
          </table:table-cell>
        </table:table-row>
        <table:table-row table:style-name="ro1">
          <table:table-cell table:style-name="ce2"/>
          <table:table-cell table:style-name="ce2" office:value-type="float" office:value="0">
            <text:p>0</text:p>
          </table:table-cell>
          <table:table-cell table:style-name="ce2" office:value-type="float" office:value="1">
            <text:p>1</text:p>
          </table:table-cell>
          <table:table-cell table:style-name="ce2" office:value-type="float" office:value="2">
            <text:p>2</text:p>
          </table:table-cell>
          <table:table-cell table:style-name="ce2" office:value-type="float" office:value="3">
            <text:p>3</text:p>
          </table:table-cell>
          <table:table-cell table:style-name="ce2" office:value-type="float" office:value="4">
            <text:p>4</text:p>
          </table:table-cell>
          <table:table-cell table:style-name="ce2" office:value-type="float" office:value="5">
            <text:p>5</text:p>
          </table:table-cell>
          <table:table-cell table:style-name="ce2" office:value-type="float" office:value="6">
            <text:p>6</text:p>
          </table:table-cell>
          <table:table-cell table:style-name="ce2" office:value-type="float" office:value="7">
            <text:p>7</text:p>
          </table:table-cell>
          <table:table-cell table:style-name="ce2" office:value-type="float" office:value="8">
            <text:p>8</text:p>
          </table:table-cell>
          <table:table-cell table:style-name="ce2" office:value-type="float" office:value="9">
            <text:p>9</text:p>
          </table:table-cell>
        </table:table-row>
        <table:table-row table:style-name="ro3">
          <table:table-cell table:style-name="ce3" office:value-type="string">
            <text:p>MASTER OF CEREMONY (MC) </text:p>
          </table:table-cell>
          <table:table-cell table:style-name="ce2" office:value-type="string">
            <text:p>X</text:p>
          </table:table-cell>
          <table:table-cell table:style-name="ce2" table:number-columns-repeated="9"/>
        </table:table-row>
        <table:table-row table:style-name="ro4">
          <table:table-cell office:value-type="string">
            <text:p>CC. R. MacNAMARA </text:p>
          </table:table-cell>
          <table:table-cell/>
          <table:table-cell table:number-columns-repeated="5" office:value-type="string">
            <text:p>X</text:p>
          </table:table-cell>
          <table:table-cell table:number-columns-repeated="4"/>
        </table:table-row>
        <table:table-row table:style-name="ro3">
          <table:table-cell office:value-type="string">
            <text:p>OTTO LUDWIG PIFFL</text:p>
          </table:table-cell>
          <table:table-cell table:number-columns-repeated="10"/>
        </table:table-row>
        <table:table-row table:style-name="ro3">
          <table:table-cell office:value-type="string">
            <text:p>SCARLETT HAZELTINE</text:p>
          </table:table-cell>
          <table:table-cell table:number-columns-repeated="5"/>
          <table:table-cell office:value-type="string">
            <text:p>X</text:p>
          </table:table-cell>
          <table:table-cell table:number-columns-repeated="4"/>
        </table:table-row>
        <table:table-row table:style-name="ro4">
          <table:table-cell office:value-type="string">
            <text:p>PHYLLIS MacNAMARA</text:p>
          </table:table-cell>
          <table:table-cell table:number-columns-repeated="2"/>
          <table:table-cell office:value-type="string">
            <text:p>X</text:p>
          </table:table-cell>
          <table:table-cell table:number-columns-repeated="2"/>
          <table:table-cell office:value-type="string">
            <text:p>X</text:p>
          </table:table-cell>
          <table:table-cell table:number-columns-repeated="4"/>
        </table:table-row>
        <table:table-row table:style-name="ro3">
          <table:table-cell office:value-type="string">
            <text:p>SCHLEMMER</text:p>
          </table:table-cell>
          <table:table-cell/>
          <table:table-cell table:number-columns-repeated="4" office:value-type="string">
            <text:p>X</text:p>
          </table:table-cell>
          <table:table-cell table:number-columns-repeated="5"/>
        </table:table-row>
        <table:table-row table:style-name="ro3">
          <table:table-cell office:value-type="string">
            <text:p>INGEBORG</text:p>
          </table:table-cell>
          <table:table-cell table:number-columns-repeated="2"/>
          <table:table-cell table:number-columns-repeated="2" office:value-type="string">
            <text:p>X</text:p>
          </table:table-cell>
          <table:table-cell table:number-columns-repeated="6"/>
        </table:table-row>
        <table:table-row table:style-name="ro3">
          <table:table-cell office:value-type="string">
            <text:p>WENDELL P, HAZELTINE</text:p>
          </table:table-cell>
          <table:table-cell table:number-columns-repeated="4"/>
          <table:table-cell office:value-type="string">
            <text:p>X</text:p>
          </table:table-cell>
          <table:table-cell table:number-columns-repeated="5"/>
        </table:table-row>
        <table:table-row table:style-name="ro3">
          <table:table-cell office:value-type="string">
            <text:p>FRAU HAZELTINE</text:p>
          </table:table-cell>
          <table:table-cell table:number-columns-repeated="10"/>
        </table:table-row>
        <table:table-row table:style-name="ro3">
          <table:table-cell office:value-type="string">
            <text:p>PERIPETCHIKOFF</text:p>
          </table:table-cell>
          <table:table-cell table:number-columns-repeated="3"/>
          <table:table-cell office:value-type="string">
            <text:p>X</text:p>
          </table:table-cell>
          <table:table-cell table:number-columns-repeated="6"/>
        </table:table-row>
        <table:table-row table:style-name="ro3">
          <table:table-cell office:value-type="string">
            <text:p>BORODENKO</text:p>
          </table:table-cell>
          <table:table-cell table:number-columns-repeated="3"/>
          <table:table-cell office:value-type="string">
            <text:p>X</text:p>
          </table:table-cell>
          <table:table-cell table:number-columns-repeated="6"/>
        </table:table-row>
        <table:table-row table:style-name="ro3">
          <table:table-cell office:value-type="string">
            <text:p>MISHKIN</text:p>
          </table:table-cell>
          <table:table-cell table:number-columns-repeated="3"/>
          <table:table-cell office:value-type="string">
            <text:p>X</text:p>
          </table:table-cell>
          <table:table-cell table:number-columns-repeated="6"/>
        </table:table-row>
        <table:table-row table:style-name="ro3">
          <table:table-cell office:value-type="string">
            <text:p>FRITZ</text:p>
          </table:table-cell>
          <table:table-cell/>
          <table:table-cell office:value-type="string">
            <text:p>X</text:p>
          </table:table-cell>
          <table:table-cell table:number-columns-repeated="8"/>
        </table:table-row>
        <table:table-row table:style-name="ro3">
          <table:table-cell office:value-type="string">
            <text:p>GRAF von DROSTE-SCHATTENBURG</text:p>
          </table:table-cell>
          <table:table-cell table:number-columns-repeated="10"/>
        </table:table-row>
        <table:table-row table:style-name="ro3">
          <table:table-cell office:value-type="string">
            <text:p>DR. BAUER</text:p>
          </table:table-cell>
          <table:table-cell table:number-columns-repeated="10"/>
        </table:table-row>
        <table:table-row table:style-name="ro3">
          <table:table-cell office:value-type="string">
            <text:p>JOURNALIST</text:p>
          </table:table-cell>
          <table:table-cell table:number-columns-repeated="10"/>
        </table:table-row>
        <table:table-row table:style-name="ro1">
          <table:table-cell table:style-name="Default" office:value-type="string">
            <text:p>FLIGHTCREW</text:p>
          </table:table-cell>
          <table:table-cell table:style-name="Default" table:number-columns-repeated="5"/>
          <table:table-cell table:style-name="Default" office:value-type="string">
            <text:p>X</text:p>
          </table:table-cell>
          <table:table-cell table:style-name="Default" table:number-columns-repeated="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2-12">02/12/2025</text:date>, <text:time>11:21:12</text:time></text:p>
        </style:region-right>
      </style:header>
      <style:header-left style:display="false"/>
      <style:footer>
        <text:p>Seite <text:page-number>1</text:page-number> / <text:page-count>99</text:page-count></text:p>
      </style:footer>
      <style:footer-left style:display="false"/>
    </style:master-page>
  </office:master-styles>
</office:document-styles>
</file>